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500000048389884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Bitstream Charter" officeooo:rsid="00143c67" officeooo:paragraph-rsid="00143c67"/>
    </style:style>
    <style:style style:name="P2" style:family="paragraph" style:parent-style-name="Standard">
      <style:paragraph-properties fo:text-align="center" style:justify-single-word="false"/>
      <style:text-properties style:font-name="Bitstream Charter" officeooo:rsid="00143c67" officeooo:paragraph-rsid="00143c67"/>
    </style:style>
    <style:style style:name="P3" style:family="paragraph" style:parent-style-name="Standard">
      <style:paragraph-properties fo:text-align="center" style:justify-single-word="false"/>
      <style:text-properties style:font-name="Bitstream Charter" fo:font-size="20pt" officeooo:rsid="00143c67" officeooo:paragraph-rsid="00143c67" style:font-size-asian="20pt" style:font-size-complex="20pt"/>
    </style:style>
    <style:style style:name="P4" style:family="paragraph" style:parent-style-name="Standard">
      <style:paragraph-properties fo:text-align="center" style:justify-single-word="false"/>
      <style:text-properties style:font-name="Bitstream Charter" fo:font-size="16pt" officeooo:rsid="00143c67" officeooo:paragraph-rsid="00143c67" style:font-size-asian="16pt" style:font-size-complex="16pt"/>
    </style:style>
    <style:style style:name="P5" style:family="paragraph" style:parent-style-name="Standard">
      <style:text-properties style:text-position="0% 100%" style:font-name="Bitstream Charter" fo:font-weight="bold" officeooo:rsid="00143c67" officeooo:paragraph-rsid="00143c67" style:font-weight-asian="bold" style:font-weight-complex="bold"/>
    </style:style>
    <style:style style:name="P6" style:family="paragraph" style:parent-style-name="Standard">
      <style:paragraph-properties fo:margin-left="0in" fo:margin-right="0in" fo:text-indent="0in" style:auto-text-indent="false"/>
      <style:text-properties style:text-position="0% 100%" style:font-name="Bitstream Charter" fo:font-weight="bold" officeooo:rsid="00167899" officeooo:paragraph-rsid="00167899" style:font-weight-asian="bold" style:font-weight-complex="bold"/>
    </style:style>
    <style:style style:name="P7" style:family="paragraph" style:parent-style-name="Standard">
      <style:paragraph-properties fo:margin-left="0.6866in" fo:margin-right="0in" fo:text-indent="-0.1866in" style:auto-text-indent="false"/>
      <style:text-properties style:font-name="Bitstream Charter" officeooo:rsid="0028584b" officeooo:paragraph-rsid="0028584b"/>
    </style:style>
    <style:style style:name="P8" style:family="paragraph" style:parent-style-name="Standard">
      <style:paragraph-properties fo:margin-left="0.6866in" fo:margin-right="0in" fo:text-indent="-0.1866in" style:auto-text-indent="false"/>
      <style:text-properties style:font-name="Bitstream Charter" fo:font-weight="bold" officeooo:rsid="00167899" officeooo:paragraph-rsid="002a2995" style:font-weight-asian="bold" style:font-weight-complex="bold"/>
    </style:style>
    <style:style style:name="P9" style:family="paragraph" style:parent-style-name="Standard">
      <style:paragraph-properties fo:margin-left="0.6866in" fo:margin-right="0in" fo:text-indent="-0.1866in" style:auto-text-indent="false"/>
      <style:text-properties style:font-name="Bitstream Charter" officeooo:paragraph-rsid="0031d32b"/>
    </style:style>
    <style:style style:name="P10" style:family="paragraph" style:parent-style-name="Standard">
      <style:paragraph-properties fo:margin-left="0.6866in" fo:margin-right="0in" fo:text-indent="-0.1866in" style:auto-text-indent="false"/>
      <style:text-properties style:font-name="Bitstream Charter" officeooo:rsid="0031d32b" officeooo:paragraph-rsid="0031d32b"/>
    </style:style>
    <style:style style:name="P11" style:family="paragraph" style:parent-style-name="Standard">
      <style:paragraph-properties fo:margin-left="0.6866in" fo:margin-right="0in" fo:text-indent="-0.1866in" style:auto-text-indent="false"/>
      <style:text-properties style:text-position="0% 100%" style:font-name="Bitstream Charter" fo:font-weight="normal" officeooo:rsid="00167899" officeooo:paragraph-rsid="00366e4d" style:font-weight-asian="normal" style:font-weight-complex="normal"/>
    </style:style>
    <style:style style:name="P12" style:family="paragraph" style:parent-style-name="Standard">
      <style:paragraph-properties fo:margin-left="0.6866in" fo:margin-right="0in" fo:text-indent="-0.1866in" style:auto-text-indent="false"/>
      <style:text-properties style:text-position="0% 100%" style:font-name="Bitstream Charter" fo:font-weight="normal" officeooo:rsid="00249c87" officeooo:paragraph-rsid="00249c87" style:font-weight-asian="normal" style:font-weight-complex="normal"/>
    </style:style>
    <style:style style:name="P13" style:family="paragraph" style:parent-style-name="Standard">
      <style:paragraph-properties fo:margin-left="0.6866in" fo:margin-right="0in" fo:text-indent="-0.1866in" style:auto-text-indent="false"/>
      <style:text-properties style:text-position="0% 100%" style:font-name="Bitstream Charter" fo:font-weight="normal" officeooo:rsid="00249c87" officeooo:paragraph-rsid="002a5065" style:font-weight-asian="normal" style:font-weight-complex="normal"/>
    </style:style>
    <style:style style:name="P14" style:family="paragraph" style:parent-style-name="Standard">
      <style:paragraph-properties fo:margin-left="0.6866in" fo:margin-right="0in" fo:text-indent="-0.1866in" style:auto-text-indent="false"/>
      <style:text-properties style:text-position="0% 100%" style:font-name="Bitstream Charter" fo:font-weight="normal" officeooo:rsid="00249c87" officeooo:paragraph-rsid="00366e4d" style:font-weight-asian="normal" style:font-weight-complex="normal"/>
    </style:style>
    <style:style style:name="P15" style:family="paragraph" style:parent-style-name="Standard">
      <style:paragraph-properties fo:margin-left="0.6866in" fo:margin-right="0in" fo:text-indent="-0.1866in" style:auto-text-indent="false"/>
      <style:text-properties style:text-position="0% 100%" style:font-name="Bitstream Charter" fo:font-size="12pt" fo:font-weight="normal" officeooo:rsid="00143c67" officeooo:paragraph-rsid="0028584b" style:font-weight-asian="normal" style:font-weight-complex="normal"/>
    </style:style>
    <style:style style:name="P16" style:family="paragraph" style:parent-style-name="Standard">
      <style:paragraph-properties fo:margin-left="0.6866in" fo:margin-right="0in" fo:text-indent="-0.1866in" style:auto-text-indent="false"/>
      <style:text-properties style:text-position="0% 100%" style:font-name="Bitstream Charter" fo:font-size="12pt" fo:font-weight="normal" officeooo:rsid="002f07c8" officeooo:paragraph-rsid="003131ed" style:font-weight-asian="normal" style:font-weight-complex="normal"/>
    </style:style>
    <style:style style:name="P17" style:family="paragraph" style:parent-style-name="Standard">
      <style:paragraph-properties fo:margin-left="0.6866in" fo:margin-right="0in" fo:text-indent="-0.1866in" style:auto-text-indent="false"/>
      <style:text-properties style:text-position="0% 100%" style:font-name="Bitstream Charter" fo:font-size="12pt" fo:font-weight="normal" officeooo:rsid="002f07c8" officeooo:paragraph-rsid="0031d32b" style:font-weight-asian="normal" style:font-weight-complex="normal"/>
    </style:style>
    <style:style style:name="P18" style:family="paragraph" style:parent-style-name="Standard">
      <style:paragraph-properties fo:margin-left="0.6866in" fo:margin-right="0in" fo:text-indent="-0.1866in" style:auto-text-indent="false"/>
      <style:text-properties style:text-position="0% 100%" style:font-name="Bitstream Charter" fo:font-size="12pt" fo:font-weight="normal" officeooo:rsid="002f07c8" officeooo:paragraph-rsid="00333905" style:font-weight-asian="normal" style:font-weight-complex="normal"/>
    </style:style>
    <style:style style:name="P19" style:family="paragraph" style:parent-style-name="Standard">
      <style:paragraph-properties fo:margin-left="0.6866in" fo:margin-right="0in" fo:text-indent="-0.1866in" style:auto-text-indent="false"/>
      <style:text-properties officeooo:paragraph-rsid="002a2995"/>
    </style:style>
    <style:style style:name="P20" style:family="paragraph" style:parent-style-name="Standard">
      <style:paragraph-properties fo:margin-left="0.6866in" fo:margin-right="0in" fo:text-indent="-0.1866in" style:auto-text-indent="false"/>
      <style:text-properties officeooo:paragraph-rsid="00249c87"/>
    </style:style>
    <style:style style:name="P21" style:family="paragraph" style:parent-style-name="Standard">
      <style:paragraph-properties fo:margin-left="0.6866in" fo:margin-right="0in" fo:text-indent="-0.1866in" style:auto-text-indent="false"/>
      <style:text-properties officeooo:paragraph-rsid="003131ed"/>
    </style:style>
    <style:style style:name="P22" style:family="paragraph" style:parent-style-name="Standard" style:master-page-name="">
      <style:paragraph-properties fo:margin-left="0.6866in" fo:margin-right="0in" fo:text-indent="-0.1866in" style:auto-text-indent="false" style:page-number="auto"/>
      <style:text-properties style:text-position="0% 100%" style:font-name="Bitstream Charter" fo:font-weight="normal" officeooo:rsid="00167899" officeooo:paragraph-rsid="002a5065" style:font-weight-asian="normal" style:font-weight-complex="normal"/>
    </style:style>
    <style:style style:name="P23" style:family="paragraph" style:parent-style-name="Standard" style:master-page-name="">
      <style:paragraph-properties fo:margin-left="0.6866in" fo:margin-right="0in" fo:text-indent="-0.1866in" style:auto-text-indent="false" style:page-number="auto"/>
      <style:text-properties style:text-position="0% 100%" style:font-name="Bitstream Charter" fo:font-size="12pt" officeooo:rsid="00143c67" officeooo:paragraph-rsid="00143c67"/>
    </style:style>
    <style:style style:name="P24" style:family="paragraph" style:parent-style-name="Standard">
      <style:text-properties style:text-position="0% 100%" style:font-name="Bitstream Charter" officeooo:rsid="00143c67" officeooo:paragraph-rsid="00143c67"/>
    </style:style>
    <style:style style:name="P25" style:family="paragraph" style:parent-style-name="Standard">
      <style:text-properties style:text-position="0% 100%" style:font-name="Bitstream Charter" officeooo:rsid="00143c67" officeooo:paragraph-rsid="0022f676"/>
    </style:style>
    <style:style style:name="P26" style:family="paragraph" style:parent-style-name="Standard">
      <style:text-properties style:text-position="0% 100%" style:font-name="Bitstream Charter" fo:font-weight="bold" officeooo:rsid="00143c67" officeooo:paragraph-rsid="0022f676" style:font-weight-asian="bold" style:font-weight-complex="bold"/>
    </style:style>
    <style:style style:name="T1" style:family="text">
      <style:text-properties style:text-position="super 58%"/>
    </style:style>
    <style:style style:name="T2" style:family="text">
      <style:text-properties style:text-position="super 58%" style:font-name="Bitstream Charter" fo:font-size="12pt" fo:font-weight="normal" officeooo:rsid="002a5065" style:font-weight-asian="normal" style:font-weight-complex="normal"/>
    </style:style>
    <style:style style:name="T3" style:family="text">
      <style:text-properties style:text-position="0% 100%"/>
    </style:style>
    <style:style style:name="T4" style:family="text">
      <style:text-properties style:text-position="0% 100%" fo:font-weight="normal" officeooo:rsid="0031d32b" style:font-weight-asian="normal" style:font-weight-complex="normal"/>
    </style:style>
    <style:style style:name="T5" style:family="text">
      <style:text-properties style:text-position="0% 100%" style:font-name="Bitstream Charter" fo:font-weight="normal" officeooo:rsid="00249c87" style:font-weight-asian="normal" style:font-weight-complex="normal"/>
    </style:style>
    <style:style style:name="T6" style:family="text">
      <style:text-properties style:text-position="0% 100%" style:font-name="Bitstream Charter" fo:font-size="12pt" fo:font-weight="normal" officeooo:rsid="002a5065" style:font-weight-asian="normal" style:font-weight-complex="normal"/>
    </style:style>
    <style:style style:name="T7" style:family="text">
      <style:text-properties style:text-position="0% 100%" style:font-name="Bitstream Charter" fo:font-size="12pt" fo:font-weight="normal" officeooo:rsid="002f07c8" style:font-weight-asian="normal" style:font-weight-complex="normal"/>
    </style:style>
    <style:style style:name="T8" style:family="text">
      <style:text-properties style:text-position="0% 100%" style:font-name="Bitstream Charter" fo:font-size="12pt" fo:font-weight="normal" officeooo:rsid="003131ed" style:font-weight-asian="normal" style:font-weight-complex="normal"/>
    </style:style>
    <style:style style:name="T9" style:family="text">
      <style:text-properties style:text-position="0% 100%" style:font-name="Bitstream Charter" fo:font-size="12pt" fo:font-weight="normal" officeooo:rsid="0036f9a7" style:font-weight-asian="normal" style:font-weight-complex="normal"/>
    </style:style>
    <style:style style:name="T10" style:family="text">
      <style:text-properties style:text-position="0% 100%" fo:font-size="12pt" fo:font-weight="normal" officeooo:rsid="002f07c8"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21ab79" style:font-weight-asian="normal" style:font-weight-complex="normal"/>
    </style:style>
    <style:style style:name="T13" style:family="text">
      <style:text-properties officeooo:rsid="0021ab79"/>
    </style:style>
    <style:style style:name="T14" style:family="text">
      <style:text-properties officeooo:rsid="0022f676"/>
    </style:style>
    <style:style style:name="T15" style:family="text">
      <style:text-properties officeooo:rsid="00249c87"/>
    </style:style>
    <style:style style:name="T16" style:family="text">
      <style:text-properties style:font-name="sans-serif" fo:font-size="12pt"/>
    </style:style>
    <style:style style:name="T17" style:family="text">
      <style:text-properties style:font-name="monospace" fo:font-size="12pt"/>
    </style:style>
    <style:style style:name="T18" style:family="text">
      <style:text-properties style:font-name="Bitstream Charter" fo:font-size="12pt" officeooo:rsid="002a2995"/>
    </style:style>
    <style:style style:name="T19" style:family="text">
      <style:text-properties fo:color="#000000" style:font-name="Bitstream Charter" officeooo:rsid="0028584b" fo:background-color="#ffffff" loext:char-shading-value="0"/>
    </style:style>
    <style:style style:name="T20" style:family="text">
      <style:text-properties fo:color="#000000" style:font-name="Bitstream Charter" officeooo:rsid="002a2995" fo:background-color="#ffffff" loext:char-shading-value="0"/>
    </style:style>
    <style:style style:name="T21" style:family="text">
      <style:text-properties fo:color="#000000" officeooo:rsid="002a5065" fo:background-color="#ffffff" loext:char-shading-value="0"/>
    </style:style>
    <style:style style:name="T22" style:family="text">
      <style:text-properties fo:color="#000000" officeooo:rsid="002be1ce" fo:background-color="#ffffff" loext:char-shading-value="0"/>
    </style:style>
    <style:style style:name="T23" style:family="text">
      <style:text-properties fo:color="#000000" officeooo:rsid="002be1ce" fo:background-color="transparent" loext:char-shading-value="0"/>
    </style:style>
    <style:style style:name="T24" style:family="text">
      <style:text-properties fo:color="#d2cd86" style:font-name="Bitstream Charter" officeooo:rsid="0028584b" fo:background-color="#ffffff" loext:char-shading-value="0"/>
    </style:style>
    <style:style style:name="T25" style:family="text">
      <style:text-properties fo:color="#d2cd86" style:font-name="Bitstream Charter" officeooo:rsid="002a2995" fo:background-color="#000000" loext:char-shading-value="0"/>
    </style:style>
    <style:style style:name="T26" style:family="text">
      <style:text-properties fo:color="#d2cd86" fo:background-color="#000000" loext:char-shading-value="0"/>
    </style:style>
    <style:style style:name="T27" style:family="text">
      <style:text-properties fo:color="#d2cd86" officeooo:rsid="002a2995" fo:background-color="#000000" loext:char-shading-value="0"/>
    </style:style>
    <style:style style:name="T28" style:family="text">
      <style:text-properties fo:color="#e66170" fo:font-weight="bold" fo:background-color="#000000" loext:char-shading-value="0"/>
    </style:style>
    <style:style style:name="T29" style:family="text">
      <style:text-properties fo:color="#e66170" style:font-name="Bitstream Charter" fo:font-weight="bold" officeooo:rsid="002a2995" fo:background-color="#000000" loext:char-shading-value="0"/>
    </style:style>
    <style:style style:name="T30" style:family="text">
      <style:text-properties fo:color="#d1d1d1" fo:background-color="#000000" loext:char-shading-value="0"/>
    </style:style>
    <style:style style:name="T31" style:family="text">
      <style:text-properties fo:color="#d1d1d1" officeooo:rsid="002be1ce" fo:background-color="#000000" loext:char-shading-value="0"/>
    </style:style>
    <style:style style:name="T32" style:family="text">
      <style:text-properties fo:color="#d1d1d1" officeooo:rsid="002c4fe7" fo:background-color="#000000" loext:char-shading-value="0"/>
    </style:style>
    <style:style style:name="T33" style:family="text">
      <style:text-properties fo:color="#d1d1d1" officeooo:rsid="00366e4d" fo:background-color="#000000" loext:char-shading-value="0"/>
    </style:style>
    <style:style style:name="T34" style:family="text">
      <style:text-properties fo:color="#d1d1d1" style:font-name="Bitstream Charter" officeooo:rsid="002a2995" fo:background-color="#000000" loext:char-shading-value="0"/>
    </style:style>
    <style:style style:name="T35" style:family="text">
      <style:text-properties fo:color="#00a800" fo:background-color="#000000" loext:char-shading-value="0"/>
    </style:style>
    <style:style style:name="T36" style:family="text">
      <style:text-properties fo:color="#00a800" officeooo:rsid="002be1ce" fo:background-color="#000000" loext:char-shading-value="0"/>
    </style:style>
    <style:style style:name="T37" style:family="text">
      <style:text-properties officeooo:rsid="002a5065"/>
    </style:style>
    <style:style style:name="T38" style:family="text">
      <style:text-properties officeooo:rsid="002be1ce"/>
    </style:style>
    <style:style style:name="T39" style:family="text">
      <style:text-properties officeooo:rsid="002c4fe7"/>
    </style:style>
    <style:style style:name="T40" style:family="text">
      <style:text-properties officeooo:rsid="002e3a5a"/>
    </style:style>
    <style:style style:name="T41" style:family="text">
      <style:text-properties officeooo:rsid="003131ed"/>
    </style:style>
    <style:style style:name="T42" style:family="text">
      <style:text-properties fo:color="#cc00cc" style:text-position="0% 100%" fo:font-size="12pt" fo:font-weight="normal" officeooo:rsid="002f07c8" style:font-weight-asian="normal" style:font-weight-complex="normal"/>
    </style:style>
    <style:style style:name="T43" style:family="text">
      <style:text-properties officeooo:rsid="00333905"/>
    </style:style>
    <style:style style:name="T44" style:family="text">
      <style:text-properties officeooo:rsid="00351070"/>
    </style:style>
    <style:style style:name="T45" style:family="text">
      <style:text-properties officeooo:rsid="00351fcf"/>
    </style:style>
    <style:style style:name="T46" style:family="text">
      <style:text-properties officeooo:rsid="0036f9a7"/>
    </style:style>
    <style:style style:name="fr1" style:family="graphic" style:parent-style-name="Graphics">
      <style:graphic-properties style:horizontal-pos="center" style:horizontal-rel="paragraph" style:mirror="none" fo:clip="rect(0in, 1.1402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text:span text:style-name="T11">ab </text:span><text:span text:style-name="T12">2</text:span><text:span text:style-name="T11"> Assignm</text:span>ent</text:p>
      <text:p text:style-name="P2"/>
      <text:p text:style-name="P4">YingTa Lin (ytl287)</text:p>
      <text:p text:style-name="P4"/>
      <text:p text:style-name="P4"><text:span text:style-name="T13">Saturday</text:span> <text:span text:style-name="T13">19</text:span><text:span text:style-name="T1">th</text:span><text:span text:style-name="T3"> September, 2015</text:span></text:p>
      <text:p text:style-name="P1"/>
      <text:p text:style-name="P5">Assignment 1:</text:p>
      <text:p text:style-name="P24"><text:tab/>(Nothing need to be submit on this assignment)</text:p>
      <text:p text:style-name="P24"/>
      <text:p text:style-name="P26">Assignment <text:span text:style-name="T14">2</text:span>:</text:p>
      <text:p text:style-name="P25"><text:tab/>(Nothing need to be submit on this assignment)</text:p>
      <text:p text:style-name="P24"/>
      <text:p text:style-name="P5">Assignment <text:span text:style-name="T14">3</text:span>:</text:p>
      <text:p text:style-name="P23"><text:span text:style-name="T11">1. </text:span>Why does encoding (or digitizing) a sample into a 16-bit signed integer have a width of 2?</text:p>
      <text:p text:style-name="P7"><text:tab/>The unit used to represent width is bytes, and the resolution of a 16 bit signed integer is equals to 2 bytes.</text:p>
      <text:p text:style-name="P15">2. What is WIDTH when the PyAudio format is paInt8?</text:p>
      <text:p text:style-name="P19"><text:span text:style-name="T17"><text:s text:c="2"/></text:span><text:span text:style-name="T18">The result of <text:tab/></text:span><text:span text:style-name="T28">print</text:span><text:span text:style-name="T30"> pyaudio</text:span><text:span text:style-name="T26">.</text:span><text:span text:style-name="T30">get_format_from_width</text:span><text:span text:style-name="T26">(</text:span><text:span text:style-name="T35">1</text:span><text:span text:style-name="T26">,</text:span><text:span text:style-name="T30">unsigned</text:span><text:span text:style-name="T26">=</text:span><text:span text:style-name="T30">False</text:span><text:span text:style-name="T26">)</text:span><text:span text:style-name="T24"> </text:span><text:span text:style-name="T19">is</text:span><text:span text:style-name="T24"> </text:span><text:span text:style-name="T20">16 and the result of </text:span><text:span text:style-name="T29">print</text:span><text:span text:style-name="T34"> pyaudio</text:span><text:span text:style-name="T25">.</text:span><text:span text:style-name="T34">paInt8</text:span><text:span text:style-name="T20"> <text:s/>is 16 as well.</text:span></text:p>
      <text:p text:style-name="P19"><text:span text:style-name="T20"><text:tab/>The WIDTH is for format paInt8 is 1 byte <text:s/></text:span></text:p>
      <text:p text:style-name="P8"/>
      <text:p text:style-name="P6">Assignment <text:span text:style-name="T15">4</text:span>:</text:p>
      <text:p text:style-name="P22">1. <text:span text:style-name="T37">What hexadecimal symbol string gives -1 as a signed 16-bit integer using unpack() command?</text:span></text:p>
      <text:p text:style-name="P11"><text:tab/><text:span text:style-name="T38">By using </text:span><text:span text:style-name="T31">struct</text:span><text:span text:style-name="T27">.</text:span><text:span text:style-name="T31">pack('&gt;h',</text:span><text:span text:style-name="T36">-1</text:span><text:span text:style-name="T31">)</text:span><text:span text:style-name="T38"> command, I get </text:span><text:span text:style-name="T33">\x</text:span><text:span text:style-name="T31">FF</text:span><text:span text:style-name="T33">\xff</text:span><text:span text:style-name="T21"> which is the hex</text:span><text:span text:style-name="T22">a</text:span><text:span text:style-name="T21">decimal symbol for 1 converted with 2's complement </text:span><text:span text:style-name="T22">indicates negativity</text:span><text:span text:style-name="T21">.</text:span></text:p>
      <text:p text:style-name="P13">2. <text:span text:style-name="T37">What hexadecimal symbol string gives 256 as a signed 16-bit integer using unpack() command?</text:span></text:p>
      <text:p text:style-name="P14"><text:tab/><text:span text:style-name="T38">The same command </text:span><text:span text:style-name="T31">struct</text:span><text:span text:style-name="T27">.</text:span><text:span text:style-name="T31">pack('&gt;h',</text:span><text:span text:style-name="T36">256</text:span><text:span text:style-name="T31">)</text:span><text:span text:style-name="T38"> had used to get the result </text:span><text:span text:style-name="T33">\x</text:span><text:span text:style-name="T31">01</text:span><text:span text:style-name="T33">\x</text:span><text:span text:style-name="T31">00</text:span><text:span text:style-name="T38">. </text:span></text:p>
      <text:p text:style-name="P13">3. <text:span text:style-name="T37">What hexadecimal symbol strings give the above numbers as signed 32-bit integers using unpack() command?</text:span></text:p>
      <text:p text:style-name="P13"><text:tab/><text:span text:style-name="T39">The result is basically the same, but extra 16 bits added to the left:</text:span></text:p>
      <text:p text:style-name="P14"><text:tab/><text:span text:style-name="T39">For -1, the command returns </text:span><text:span text:style-name="T33">\x</text:span><text:span text:style-name="T31">FF </text:span><text:span text:style-name="T33">\x</text:span><text:span text:style-name="T31">FF </text:span><text:span text:style-name="T33">\x</text:span><text:span text:style-name="T31">FF </text:span><text:span text:style-name="T33">\x</text:span><text:span text:style-name="T31">FF</text:span><text:span text:style-name="T39"> <text:s/>and for 256, it returns <text:s/></text:span><text:span text:style-name="T33">\x</text:span><text:span text:style-name="T31">0</text:span><text:span text:style-name="T32">0 </text:span><text:span text:style-name="T33">\x</text:span><text:span text:style-name="T31">00 </text:span><text:span text:style-name="T33">\x</text:span><text:span text:style-name="T31">01 </text:span><text:span text:style-name="T33">\x</text:span><text:span text:style-name="T31">00</text:span><text:span text:style-name="T23">.</text:span></text:p>
      <text:p text:style-name="P13">4. <text:span text:style-name="T37">Change the value of gain to a larger number (e.g. <text:s/>400000, 800000 or even larger). What happens? What error do you get?</text:span></text:p>
      <text:p text:style-name="P13"><text:tab/><text:span text:style-name="T40">The error is that short format requires SHRT_MIN &lt;= number &lt;= SHRT_MAX.</text:span></text:p>
      <text:p text:style-name="P12"><draw:frame draw:style-name="fr1" draw:name="Image1" text:anchor-type="paragraph" svg:width="5.45in" svg:height="0.6374in" draw:z-index="0"><draw:image xlink:href="Pictures/10000201000002D500000048389884ED.png" xlink:type="simple" xlink:show="embed" xlink:actuate="onLoad"/></draw:frame><text:tab/><text:span text:style-name="T40">The error occur because with larger gain, the maximum value of variable 'out” will exceed the boundary of short format. For higher gain, we can use signed 32 bits options with index 'i'.</text:span></text:p>
      <text:p text:style-name="P20"><text:span text:style-name="T5">5. </text:span><text:span text:style-name="T6">In filtering_paInt16_a.py, how should you set the gain to ensure the peak amplitude </text:span><text:soft-page-break/><text:span text:style-name="T6">does exceed the maximum allowed value of 2</text:span><text:span text:style-name="T2">15</text:span><text:span text:style-name="T6">-1 ?</text:span></text:p>
      <text:p text:style-name="P20"><text:span text:style-name="T6"><text:tab/></text:span><text:span text:style-name="T8">out = y0 * gain</text:span></text:p>
      <text:p text:style-name="P21"><text:span text:style-name="T8"><text:tab/>|out| &lt;= 2</text:span><text:span text:style-name="T2">15</text:span><text:span text:style-name="T6">-1 </text:span><text:span text:style-name="T8">which means |y0 * gain| &lt; = 2</text:span><text:span text:style-name="T2">15</text:span><text:span text:style-name="T6">-1 <text:s/></text:span><text:span text:style-name="T8">and therefore gain should less or equal than <text:s/>(</text:span><text:span text:style-name="T9">(</text:span><text:span text:style-name="T8">2</text:span><text:span text:style-name="T2">15</text:span><text:span text:style-name="T6">-1</text:span><text:span text:style-name="T9">)</text:span><text:span text:style-name="T6">/</text:span><text:span text:style-name="T8">|yo|)</text:span></text:p>
      <text:p text:style-name="P20"><text:span text:style-name="T6"><text:tab/></text:span><text:span text:style-name="T7">10173.8 is the maximum gain for this </text:span><text:span text:style-name="T8">input x and filter system</text:span><text:span text:style-name="T7">.</text:span></text:p>
      <text:p text:style-name="P16">6. Modify filtering_paInt16_a.py to avoid run-time over<text:span text:style-name="T43">fl</text:span>ow errors even if gain is very high. Do this by inserting an if statement to verify if the sample value is in the allowed range; and if not, to set the sample value to its maximum (positive or negative) allowed value, before writing the sample value to the audio stream. Test your program by setting the gain to a high value. What e<text:span text:style-name="T41">ff</text:span>ect does this have on the sound produced by the program?</text:p>
      <text:p text:style-name="P16"><text:tab/><text:span text:style-name="T46">It sounds longer, but saturate at the the maximum amplitude.</text:span></text:p>
      <text:p text:style-name="P16"><text:tab/><text:span text:style-name="T43">(Implemented with question 7 in python scripts: bound_samples.py and check_samples.py)</text:span></text:p>
      <text:p text:style-name="P9"><text:span text:style-name="T4">7. </text:span><text:span text:style-name="T10">Implement the if statement by defining a python function with def. Put your function into its own module (file). Then </text:span><text:span text:style-name="T42">import</text:span><text:span text:style-name="T10"> your module and use your function to modify the code example so that gain can be an arbitrary floating-point value without leading to a run-time error.</text:span></text:p>
      <text:p text:style-name="P18"><text:tab/><text:span text:style-name="T43">See scripts: bound_samples.py and check_samples.py</text:span></text:p>
      <text:p text:style-name="P17">8. Write a version of filtering_paInt16_a.py using 8 bits/sample. You may use either paInt8 or paUInt8 as the PyAudio format. Ensure run-time over<text:span text:style-name="T44">fl</text:span>ow errors do not occur.</text:p>
      <text:p text:style-name="P17"><text:tab/><text:span text:style-name="T45">See filter_8bit_samples.py</text:span></text:p>
      <text:p text:style-name="P17">9. Write a version of filtering_paInt16_a.py that applies the filter twice. The filter will be a fourth-order filter, but it should be implemented as two second-order filters in cascade.</text:p>
      <text:p text:style-name="P17"><text:tab/><text:span text:style-name="T44">See python script two_sec_order_filter.py</text:span></text:p>
      <text:p text:style-name="P17">10. Describe how to design two second-order filters (with same resonant frequency f1) so that the rise-time and decay-time of the impulse response can be specified? (The two filters will have different pole radii.) Given an example of the design in Matlab and its real-time implementation in Python/PyAudio</text:p>
      <text:p text:style-name="P10"><text:span text:style-name="T1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0T16:06:23.233810539</meta:creation-date>
    <dc:date>2015-09-21T20:28:38.612095944</dc:date>
    <meta:editing-duration>P3DT7H34M53S</meta:editing-duration>
    <meta:editing-cycles>24</meta:editing-cycles>
    <meta:generator>LibreOffice/4.2.8.2$Linux_X86_64 LibreOffice_project/420m0$Build-2</meta:generator>
    <meta:document-statistic meta:table-count="0" meta:image-count="1" meta:object-count="0" meta:page-count="2" meta:paragraph-count="39" meta:word-count="610" meta:character-count="3685" meta:non-whitespace-character-count="3082"/>
  </office:meta>
</office:document-meta>
</file>